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10000032FDF689FA90AD315A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paragraph" svg:width="17.59cm" svg:height="15.169cm" draw:z-index="0"><draw:image xlink:href="Pictures/10000000000003B10000032FDF689FA90AD315A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19-04-19T16:07:30.801000000</dc:date>
    <meta:editing-duration>PT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